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unito Sans" svg:font-family="'Nunito Sans', 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3ccd" officeooo:paragraph-rsid="00153ccd"/>
    </style:style>
    <style:style style:name="P2" style:family="paragraph" style:parent-style-name="Standard">
      <style:text-properties officeooo:rsid="0016fa5f" officeooo:paragraph-rsid="0016fa5f"/>
    </style:style>
    <style:style style:name="P3" style:family="paragraph" style:parent-style-name="Standard">
      <style:text-properties officeooo:paragraph-rsid="0016fa5f"/>
    </style:style>
    <style:style style:name="P4" style:family="paragraph" style:parent-style-name="Standard">
      <style:text-properties officeooo:paragraph-rsid="0016fa5f"/>
    </style:style>
    <style:style style:name="P5" style:family="paragraph" style:parent-style-name="Standard">
      <style:text-properties officeooo:rsid="001c6e55" officeooo:paragraph-rsid="001c6e55"/>
    </style:style>
    <style:style style:name="P6" style:family="paragraph" style:parent-style-name="Standard">
      <style:text-properties fo:font-variant="normal" fo:text-transform="none" fo:color="#a2a3bd" style:font-name="Nunito Sans" fo:font-size="9pt" fo:letter-spacing="normal" fo:font-style="normal" fo:font-weight="normal" officeooo:rsid="001c6e55" officeooo:paragraph-rsid="001c6e55"/>
    </style:style>
    <style:style style:name="T1" style:family="text">
      <style:text-properties officeooo:rsid="0016fa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RC20 : <text:a xlink:type="simple" xlink:href="https://sepolia.etherscan.io/address/0x006D625740bcE48FCa4cd637A8360411BbA29465" text:style-name="Internet_20_link" text:visited-style-name="Visited_20_Internet_20_Link">https://sepolia.etherscan.io/address/0x006D625740bcE48FCa4cd637A8360411BbA29465</text:a></text:p>
      <text:p text:style-name="P1">Stacking : <text:a xlink:type="simple" xlink:href="https://sepolia.etherscan.io/address/0x0B99d7aB51838D0084B21Da63892289d9229ce40" text:style-name="Internet_20_link" text:visited-style-name="Visited_20_Internet_20_Link">https://sepolia.etherscan.io/address/0x0B99d7aB51838D0084B21Da63892289d9229ce40</text:a></text:p>
      <text:p text:style-name="P1"/>
      <text:p text:style-name="P1"/>
      <text:p text:style-name="P1">Locking Staking <text:s/>: <text:a xlink:type="simple" xlink:href="https://sepolia.etherscan.io/address/0xaaA64f05a0bDaeB258a8D8C68B2686A4dB198361" text:style-name="Internet_20_link" text:visited-style-name="Visited_20_Internet_20_Link">https://sepolia.etherscan.io/address/0xaaA64f05a0bDaeB258a8D8C68B2686A4dB198361</text:a></text:p>
      <text:p text:style-name="P1"/>
      <text:p text:style-name="P1"/>
      <text:p text:style-name="P1">UpgradeAble LockStaking Contract : <text:a xlink:type="simple" xlink:href="https://sepolia.etherscan.io/address/0x97F446700Aee47BB91846d27AD66b702f66a2Df2" text:style-name="Internet_20_link" text:visited-style-name="Visited_20_Internet_20_Link">https://sepolia.etherscan.io/address/0x97F446700Aee47BB91846d27AD66b702f66a2Df2</text:a></text:p>
      <text:p text:style-name="P1"/>
      <text:p text:style-name="P1"/>
      <text:p text:style-name="P2">ERC721 Using Openzzepelin : <text:a xlink:type="simple" xlink:href="https://goerli.etherscan.io/address/0x4ACCaDaa8AbFB3061A4a5844f8307d42D97FfF9c" text:style-name="Internet_20_link" text:visited-style-name="Visited_20_Internet_20_Link">https://goerli.etherscan.io/address/0x4ACCaDaa8AbFB3061A4a5844f8307d42D97FfF9c</text:a></text:p>
      <text:p text:style-name="P2"/>
      <text:p text:style-name="P2"/>
      <text:p text:style-name="P3"><text:span text:style-name="T1">ERC721 Manual Implementation : </text:span><text:a xlink:type="simple" xlink:href="https://sepolia.etherscan.io/address/0x8419c2a8Cd28a168f26634Cf1955BbF4167Af1bE" text:style-name="Internet_20_link" text:visited-style-name="Visited_20_Internet_20_Link"><text:span text:style-name="T1">https://sepolia.etherscan.io/address/0x8419c2a8Cd28a168f26634Cf1955BbF4167Af1bE</text:span></text:a></text:p>
      <text:p text:style-name="P3"/>
      <text:p text:style-name="P3"/>
      <text:p text:style-name="P5">Mubai ERC721</text:p>
      <text:p text:style-name="P5"/>
      <text:p text:style-name="P6">0x006D625740bcE48FCa4cd637A8360411BbA29465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unito Sans" svg:font-family="'Nunito Sans', 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8T16:09:49.511587416</meta:creation-date>
    <dc:date>2023-06-07T14:39:31.856378841</dc:date>
    <meta:editing-duration>PT11M56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8" meta:word-count="28" meta:character-count="659" meta:non-whitespace-character-count="638"/>
  </office:meta>
</office:document-meta>
</file>